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acec" officeooo:paragraph-rsid="0004acec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officeooo:rsid="00062920" officeooo:paragraph-rsid="0006292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paragraph-rsid="00062920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officeooo:rsid="00062920" officeooo:paragraph-rsid="0006292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bold" officeooo:rsid="00062920" officeooo:paragraph-rsid="000d85df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4acec" officeooo:paragraph-rsid="0004acec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d85df" officeooo:paragraph-rsid="000d85df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aa5e" style:font-weight-asian="normal" style:font-weight-complex="normal"/>
    </style:style>
    <style:style style:name="T3" style:family="text">
      <style:text-properties fo:font-weight="normal" officeooo:rsid="00096d16" style:font-weight-asian="normal" style:font-weight-complex="normal"/>
    </style:style>
    <style:style style:name="T4" style:family="text">
      <style:text-properties fo:font-weight="normal" officeooo:rsid="000b3e73" style:font-weight-asian="normal" style:font-weight-complex="normal"/>
    </style:style>
    <style:style style:name="T5" style:family="text">
      <style:text-properties fo:font-weight="normal" officeooo:rsid="000c3793" style:font-weight-asian="normal" style:font-weight-complex="normal"/>
    </style:style>
    <style:style style:name="T6" style:family="text">
      <style:text-properties fo:font-weight="normal" officeooo:rsid="000cbea0" style:font-weight-asian="normal" style:font-weight-complex="normal"/>
    </style:style>
    <style:style style:name="T7" style:family="text">
      <style:text-properties fo:font-weight="normal" officeooo:rsid="000cc148" style:font-weight-asian="normal" style:font-weight-complex="normal"/>
    </style:style>
    <style:style style:name="T8" style:family="text">
      <style:text-properties fo:font-weight="normal" officeooo:rsid="000d85df" style:font-weight-asian="normal" style:font-weight-complex="normal"/>
    </style:style>
    <style:style style:name="T9" style:family="text">
      <style:text-properties fo:font-weight="normal" officeooo:rsid="000ff391" style:font-weight-asian="normal" style:font-weight-complex="normal"/>
    </style:style>
    <style:style style:name="T10" style:family="text">
      <style:text-properties officeooo:rsid="0007aa5e"/>
    </style:style>
    <style:style style:name="T11" style:family="text">
      <style:text-properties fo:font-size="12pt" fo:font-weight="normal" officeooo:rsid="0007aa5e" style:font-size-asian="10.5pt" style:font-weight-asian="normal" style:font-size-complex="12pt" style:font-weight-complex="normal"/>
    </style:style>
    <style:style style:name="T12" style:family="text">
      <style:text-properties officeooo:rsid="000b3e73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0cbe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kandinaavia</text:p>
      <text:p text:style-name="P1"/>
      <text:p text:style-name="P7"><text:tab/><text:span text:style-name="T13">Sissejuhatus:</text:span></text:p>
      <text:p text:style-name="P7"><text:tab/>Shit here</text:p>
      <text:p text:style-name="P2">1. Taani</text:p>
      <text:p text:style-name="P2"><text:tab/><text:span text:style-name="T2">Sources <text:tab/>: </text:span><text:a xlink:type="simple" xlink:href="https://en.wikipedia.org/wiki/Denmark" text:style-name="Internet_20_link" text:visited-style-name="Visited_20_Internet_20_Link"><text:span text:style-name="T2">https://en.wikipedia.org/wiki/Denmark</text:span></text:a></text:p>
      <text:p text:style-name="P3"><text:span text:style-name="T11"><text:tab/><text:tab/><text:tab/>: </text:span><text:a xlink:type="simple" xlink:href="https://eh.net/encyclopedia/an-economic-history-of-denmark/" text:style-name="Internet_20_link" text:visited-style-name="Visited_20_Internet_20_Link"><text:span text:style-name="T10">eh</text:span></text:a></text:p>
      <text:p text:style-name="P3"><text:tab/><text:tab/><text:tab/>: <text:a xlink:type="simple" xlink:href="https://www.britannica.com/place/Denmark/Postwar-Denmark-1945-c-1990" text:style-name="Internet_20_link" text:visited-style-name="Visited_20_Internet_20_Link"><text:span text:style-name="T10">Brit</text:span></text:a></text:p>
      <text:p text:style-name="P2"><text:tab/><text:tab/><text:tab/></text:p>
      <text:p text:style-name="P2"><text:span text:style-name="T1"><text:tab/></text:span><text:span text:style-name="T3">Raw text:<text:tab/></text:span><text:span text:style-name="T7">:</text:span></text:p>
      <text:p text:style-name="P2">2. Rootsi</text:p>
      <text:p text:style-name="P2"><text:tab/><text:span text:style-name="T4">Sources<text:tab/>:</text:span></text:p>
      <text:p text:style-name="P2"><text:span text:style-name="T4"/></text:p>
      <text:p text:style-name="P5"><text:span text:style-name="T4"><text:tab/>Raw text: Rootsi külma sõja ajal. </text:span><text:span text:style-name="T8">Kuna rootsi ei saanud kannatada teises maailmasõjas, jäi ta <text:s/>neutraalseks. Ta pigem eelistas USA toetust ning tegi temaga salaja koostööd, jättes maailmale mulje, et nemad ei tee kellegiga koostööd. </text:span></text:p>
      <text:p text:style-name="P5"><text:span text:style-name="T4"><text:tab/></text:span><text:span text:style-name="T12">Poliitika.</text:span></text:p>
      <text:p text:style-name="P5"><text:span text:style-name="T12"><text:tab/> Majandus. Gösta Ingvar Carlsson</text:span></text:p>
      <text:p text:style-name="P2">3. Norra</text:p>
      <text:p text:style-name="P2"><text:tab/><text:span text:style-name="T6">Raw text: </text:span><text:span text:style-name="T7">Norra külma sõja ajal.</text:span></text:p>
      <text:p text:style-name="P2">4. Island</text:p>
      <text:p text:style-name="P2"><text:tab/><text:span text:style-name="T5">Sources</text:span></text:p>
      <text:p text:style-name="P2"><text:span text:style-name="T5"/></text:p>
      <text:p text:style-name="P2"><text:span text:style-name="T5"><text:tab/>Raw text: </text:span><text:span text:style-name="T14">Island külma sõja ajal. Poliitika. Majandus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9T10:02:48.702424646</meta:creation-date>
    <dc:date>2022-02-16T10:42:37.743524566</dc:date>
    <meta:editing-duration>PT44M30S</meta:editing-duration>
    <meta:editing-cycles>7</meta:editing-cycles>
    <meta:generator>LibreOffice/7.1.7.2$Linux_X86_64 LibreOffice_project/10$Build-2</meta:generator>
    <meta:document-statistic meta:table-count="0" meta:image-count="0" meta:object-count="0" meta:page-count="1" meta:paragraph-count="19" meta:word-count="79" meta:character-count="535" meta:non-whitespace-character-count="449"/>
  </office:meta>
</office:document-meta>
</file>